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8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lternate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13:14:54.224373335</dc:date>
    <meta:editing-duration>P3DT22H40M57S</meta:editing-duration>
    <meta:editing-cycles>1215</meta:editing-cycles>
    <meta:generator>LibreOffice/4.2.7.2$Linux_x86 LibreOffice_project/420m0$Build-2</meta:generator>
    <meta:document-statistic meta:object-count="92"/>
  </office:meta>
</office:document-meta>
</file>